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charter" svg:font-family="charter, Georgia, Cambria, 'Times New Roman', Times, serif"/>
  </office:font-face-decls>
  <office:automatic-styles>
    <style:style style:name="P1" style:family="paragraph" style:parent-style-name="Heading_20_3">
      <style:paragraph-properties fo:margin-left="0in" fo:margin-right="0in" fo:margin-top="0.1772in" fo:margin-bottom="0.1772in" style:contextual-spacing="false" fo:line-height="140%" fo:orphans="2" fo:widows="2" fo:text-indent="0in" style:auto-text-indent="false" fo:padding="0in" fo:border="none"/>
      <style:text-properties fo:font-variant="normal" fo:text-transform="none" fo:font-size="13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50153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16ec9d" officeooo:paragraph-rsid="0016ec9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176835" officeooo:paragraph-rsid="0017683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8d86c" officeooo:paragraph-rsid="0018d86c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19ef35" officeooo:paragraph-rsid="0019ef35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e8d7d" officeooo:paragraph-rsid="001e8d7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rsid="001e8d7d" officeooo:paragraph-rsid="00257c2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rsid="001ee135" officeooo:paragraph-rsid="001ee135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rsid="00228515" officeooo:paragraph-rsid="00228515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officeooo:rsid="00228515" officeooo:paragraph-rsid="002538f2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officeooo:rsid="00257c2e" officeooo:paragraph-rsid="00257c2e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officeooo:rsid="002610cd" officeooo:paragraph-rsid="002610c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weight="bold" officeooo:rsid="002610cd" officeooo:paragraph-rsid="002610cd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color="#d4be98" loext:opacity="100%" style:font-name="Consolas" fo:font-size="14pt" fo:font-weight="bold" officeooo:rsid="002610cd" officeooo:paragraph-rsid="002610cd" fo:background-color="#292828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198in"/>
      <style:text-properties fo:color="#d4be98" loext:opacity="100%" fo:font-size="14pt" fo:font-weight="bold" fo:background-color="#292828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line-height-at-least="0.198in"/>
      <style:text-properties fo:color="#d4bfa0" loext:opacity="100%" style:font-name="Consolas" fo:font-size="14pt" fo:font-weight="bold" fo:background-color="#292828" style:font-size-asian="14pt" style:font-weight-asian="bold" style:font-size-complex="14pt" style:font-weight-complex="bold"/>
    </style:style>
    <style:style style:name="P19" style:family="paragraph" style:parent-style-name="Standard">
      <style:paragraph-properties style:line-height-at-least="0.198in"/>
      <style:text-properties fo:color="#d4bfa0" loext:opacity="100%" fo:font-size="14pt" fo:font-weight="bold" fo:background-color="#292828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line-height-at-least="0.198in"/>
      <style:text-properties fo:color="#7e6b5f" loext:opacity="100%" fo:font-size="14pt" fo:font-weight="bold" fo:background-color="#292828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loext:opacity="100%"/>
    </style:style>
    <style:style style:name="P22" style:family="paragraph" style:parent-style-name="Standard">
      <style:paragraph-properties style:line-height-at-least="0.198in"/>
      <style:text-properties fo:color="#c9211e" loext:opacity="100%" style:font-name="Consolas" fo:font-size="14pt" fo:font-weight="bold" fo:background-color="#29282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color="#c9211e" loext:opacity="100%" officeooo:rsid="002610cd" officeooo:paragraph-rsid="002610cd"/>
    </style:style>
    <style:style style:name="P24" style:family="paragraph" style:parent-style-name="Text_20_body" style:list-style-name="L1">
      <style:paragraph-properties fo:margin-left="0.1772in" fo:margin-right="0in" fo:margin-top="0.0835in" fo:margin-bottom="0.0835in" style:contextual-spacing="false" fo:orphans="2" fo:widows="2" fo:text-indent="0in" style:auto-text-indent="false" fo:padding="0in" fo:border="none"/>
      <style:text-properties fo:font-variant="normal" fo:text-transform="none" fo:letter-spacing="normal" fo:font-style="normal" fo:font-weight="normal"/>
    </style:style>
    <style:style style:name="P25" style:family="paragraph" style:parent-style-name="Text_20_body" style:list-style-name="L2">
      <style:paragraph-properties fo:margin-left="0.1772in" fo:margin-right="0in" fo:margin-top="0.0835in" fo:margin-bottom="0.0835in" style:contextual-spacing="false" fo:orphans="2" fo:widows="2" fo:text-indent="0in" style:auto-text-indent="false" fo:padding="0in" fo:border="none"/>
      <style:text-properties fo:font-variant="normal" fo:text-transform="none" fo:letter-spacing="normal" fo:font-style="normal" fo:font-weight="normal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letter-spacing="normal"/>
    </style:style>
    <style:style style:name="P27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c9211e" loext:opacity="100%" style:font-name="charter" fo:font-size="15pt" fo:font-style="normal" fo:font-weight="normal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officeooo:rsid="002610cd" officeooo:paragraph-rsid="002610cd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cecac3" loext:opacity="100%" style:font-name="charter" fo:font-size="15pt" fo:font-style="normal" fo:font-weight="bold"/>
    </style:style>
    <style:style style:name="T4" style:family="text">
      <style:text-properties fo:font-variant="normal" fo:text-transform="none" style:font-name="charter" fo:font-size="15pt" fo:font-style="normal" fo:font-weight="bold"/>
    </style:style>
    <style:style style:name="T5" style:family="text">
      <style:text-properties fo:font-variant="normal" fo:text-transform="none" fo:color="#c9211e" loext:opacity="100%" style:font-name="charter" fo:font-size="15pt" fo:font-style="normal" fo:font-weight="bold"/>
    </style:style>
    <style:style style:name="T6" style:family="text">
      <style:text-properties fo:font-style="normal" fo:font-weight="normal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538f2"/>
    </style:style>
    <style:style style:name="T9" style:family="text">
      <style:text-properties fo:color="#d4bfa0" loext:opacity="100%"/>
    </style:style>
    <style:style style:name="T10" style:family="text">
      <style:text-properties fo:color="#d4bfa0" loext:opacity="100%" style:font-name="Consolas"/>
    </style:style>
    <style:style style:name="T11" style:family="text">
      <style:text-properties fo:color="#d4bfa0" loext:opacity="100%" style:font-name="Consolas" fo:font-size="10.5pt"/>
    </style:style>
    <style:style style:name="T12" style:family="text">
      <style:text-properties fo:color="#d4bfa0" loext:opacity="100%" style:font-name="Consolas" fo:font-size="10.5pt" fo:font-weight="normal"/>
    </style:style>
    <style:style style:name="T13" style:family="text">
      <style:text-properties style:font-name="Consolas"/>
    </style:style>
    <style:style style:name="T14" style:family="text">
      <style:text-properties style:font-name="Consolas" fo:font-size="10.5pt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aa2a2a" loext:opacity="100%" style:font-name="Consolas" fo:font-size="10.5pt" style:text-underline-style="solid" style:text-underline-width="auto" style:text-underline-color="font-color"/>
    </style:style>
    <style:style style:name="T17" style:family="text">
      <style:text-properties fo:color="#aa2a2a" loext:opacity="100%" style:font-name="Consolas" fo:font-size="10.5pt" style:text-underline-style="solid" style:text-underline-width="auto" style:text-underline-color="font-color" fo:font-weight="normal"/>
    </style:style>
    <style:style style:name="T18" style:family="text">
      <style:text-properties fo:color="#aa2a2a" loext:opacity="100%" style:font-name="Consolas" style:text-underline-style="solid" style:text-underline-width="auto" style:text-underline-color="font-color"/>
    </style:style>
    <style:style style:name="T19" style:family="text">
      <style:text-properties fo:color="#7e6b5f" loext:opacity="100%" style:font-name="Consolas"/>
    </style:style>
    <style:style style:name="T20" style:family="text">
      <style:text-properties fo:color="#7e6b5f" loext:opacity="100%" style:font-name="Consolas" fo:font-size="10.5pt"/>
    </style:style>
    <style:style style:name="T21" style:family="text">
      <style:text-properties fo:color="#7e6b5f" loext:opacity="100%" style:font-name="Consolas" fo:font-size="10.5pt" fo:font-weight="normal"/>
    </style:style>
    <style:style style:name="T22" style:family="text">
      <style:text-properties fo:color="#97a2a7" loext:opacity="100%" style:font-name="Consolas"/>
    </style:style>
    <style:style style:name="T23" style:family="text">
      <style:text-properties fo:color="#97a2a7" loext:opacity="100%" style:font-name="Consolas" fo:font-size="10.5pt"/>
    </style:style>
    <style:style style:name="T24" style:family="text">
      <style:text-properties fo:color="#97a2a7" loext:opacity="100%" style:font-name="Consolas" fo:font-size="10.5pt" fo:font-weight="normal"/>
    </style:style>
    <style:style style:name="T25" style:family="text">
      <style:text-properties fo:color="#6b95c5" loext:opacity="100%" style:font-name="Consolas"/>
    </style:style>
    <style:style style:name="T26" style:family="text">
      <style:text-properties fo:color="#6b95c5" loext:opacity="100%" style:font-name="Consolas" fo:font-size="10.5pt"/>
    </style:style>
    <style:style style:name="T27" style:family="text">
      <style:text-properties fo:color="#6b95c5" loext:opacity="100%" style:font-name="Consolas" fo:font-size="10.5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Java 11, </text:span></text:p>
      <text:p text:style-name="P3"><text:span text:style-name="T1">Spring Boot, </text:span></text:p>
      <text:p text:style-name="P3"><text:span text:style-name="T1">Webflux, </text:span></text:p>
      <text:p text:style-name="P3"><text:span text:style-name="T1">REST API, </text:span></text:p>
      <text:p text:style-name="P3"><text:span text:style-name="T1">JWT, </text:span></text:p>
      <text:p text:style-name="P3"><text:span text:style-name="T1">Kafka(for service-to-service communication), </text:span></text:p>
      <text:p text:style-name="P3"><text:span text:style-name="T1">CockroachDB, </text:span></text:p>
      <text:p text:style-name="P3"><text:span text:style-name="T1">Redis(for cache), </text:span></text:p>
      <text:p text:style-name="P3"><text:span text:style-name="T1">Angular. </text:span></text:p>
      <text:p text:style-name="P3"><text:span text:style-name="T1"/></text:p>
      <text:p text:style-name="P3"><text:span text:style-name="T1"/></text:p>
      <text:p text:style-name="P4"><text:span text:style-name="T1">Kubernetes CICD</text:span></text:p>
      <text:p text:style-name="P4"><text:span text:style-name="T1"/></text:p>
      <text:p text:style-name="P4"><text:span text:style-name="T1">Gitlab Piplines</text:span></text:p>
      <text:p text:style-name="P3"><text:span text:style-name="T1"/></text:p>
      <text:p text:style-name="P5"><text:span text:style-name="T1">Java Sping boot cicd</text:span></text:p>
      <text:p text:style-name="P5"><text:span text:style-name="T1"/></text:p>
      <text:p text:style-name="P5"><text:span text:style-name="T1">Java Spring containers</text:span></text:p>
      <text:p text:style-name="P5"><text:span text:style-name="T1"/></text:p>
      <text:p text:style-name="P5"><text:span text:style-name="T1">Java Spring on kubernetes</text:span></text:p>
      <text:p text:style-name="P5"><text:span text:style-name="T1"/></text:p>
      <text:p text:style-name="P5"><text:span text:style-name="T1">gitlab CICD</text:span></text:p>
      <text:p text:style-name="P5"><text:span text:style-name="T1"/></text:p>
      <text:p text:style-name="P5"><text:span text:style-name="T1">GKE</text:span></text:p>
      <text:p text:style-name="P5"><text:span text:style-name="T1"/></text:p>
      <text:p text:style-name="P5"><text:span text:style-name="T1"/></text:p>
      <text:p text:style-name="P3"><text:span text:style-name="T1"/></text:p>
      <text:p text:style-name="P3"><text:span text:style-name="T1">We use the</text:span><text:span text:style-name="T2"> gitlab pipeline with kubernetes&amp;docker based on GCP for CI/CD and orchestration.</text:span><text:span text:style-name="T7"> </text:span></text:p>
      <text:p text:style-name="P2"/>
      <text:p text:style-name="P2"/>
      <text:p text:style-name="P2"/>
      <text:p text:style-name="P26"> <text:span text:style-name="T6">secure CI/CD system for our thousands of lines of Terraform.</text:span></text:p>
      <text:list xml:id="list1925408419" text:style-name="L1">
        <text:list-item>
          <text:list>
            <text:list-item>
              <text:p text:style-name="P24">You’ll be mentoring your teammates and working with managers to be better managers.</text:p>
            </text:list-item>
            <text:list-item>
              <text:p text:style-name="P24">You’ll keep your ego in control.</text:p>
            </text:list-item>
          </text:list>
        </text:list-item>
      </text:list>
      <text:h text:style-name="P1" text:outline-level="3">Skills and tools we’d love to see:</text:h>
      <text:list xml:id="list1715681209" text:style-name="L2">
        <text:list-item>
          <text:list>
            <text:list-item>
              <text:p text:style-name="P25">AWS and GCP </text:p>
            </text:list-item>
            <text:list-item>
              <text:p text:style-name="P25">Kubernetes</text:p>
            </text:list-item>
            <text:list-item>
              <text:p text:style-name="P25">Terraform + Ansible + Puppet + SchemaHero</text:p>
            </text:list-item>
            <text:list-item>
              <text:p text:style-name="P25">Gitlab CI/CD</text:p>
            </text:list-item>
            <text:list-item>
              <text:p text:style-name="P25">Prometheus, Grafana, Loki, Jaeger, Parca, Kafdrop, Kiali</text:p>
            </text:list-item>
            <text:list-item>
              <text:p text:style-name="P25">CockroachDB, PostgreSQL, Datastore</text:p>
            </text:list-item>
          </text:list>
        </text:list-item>
      </text:list>
      <text:p text:style-name="P2"><text:soft-page-break/></text:p>
      <text:p text:style-name="P2"/>
      <text:p text:style-name="P6">Kubernetes CICD – Java Based Application:</text:p>
      <text:p text:style-name="P6"/>
      <text:p text:style-name="P6"/>
      <text:p text:style-name="P6">Plugins For Jenkins:</text:p>
      <text:p text:style-name="P6"/>
      <text:p text:style-name="P6"/>
      <text:p text:style-name="P6">Maven invoker</text:p>
      <text:p text:style-name="P6"/>
      <text:p text:style-name="P6">Maven integration</text:p>
      <text:p text:style-name="P6"/>
      <text:p text:style-name="P7">Kubernetes</text:p>
      <text:p text:style-name="P7"/>
      <text:p text:style-name="P7">Kubernetes Continuous Deployment</text:p>
      <text:p text:style-name="P7"/>
      <text:p text:style-name="P7"/>
      <text:p text:style-name="P7"/>
      <text:p text:style-name="P8">Set Jenkins Config and Secrtes </text:p>
      <text:p text:style-name="P8"/>
      <text:p text:style-name="P10">Manage credentails -=&gt; jenkins Global Credentails =&gt; Add Credentails</text:p>
      <text:p text:style-name="P10"/>
      <text:p text:style-name="P12">Credenatils for Github <text:s/><text:span text:style-name="T8">= Type Git Hub</text:span></text:p>
      <text:p text:style-name="P12"/>
      <text:p text:style-name="P12">Docker Hub <text:span text:style-name="T8">= Type Secrets</text:span></text:p>
      <text:p text:style-name="P12"/>
      <text:p text:style-name="P12"/>
      <text:p text:style-name="P12"><text:s/>Kubernetes using config file</text:p>
      <text:p text:style-name="P11"/>
      <text:p text:style-name="P13">ID = Kubernetes_Cluster_Config</text:p>
      <text:p text:style-name="P9"/>
      <text:p text:style-name="P8">Maven Home</text:p>
      <text:p text:style-name="P8"/>
      <text:p text:style-name="P8"/>
      <text:p text:style-name="P15">Pipeline Stages:</text:p>
      <text:p text:style-name="P14"/>
      <text:p text:style-name="P14">SCM checkout</text:p>
      <text:p text:style-name="P14"/>
      <text:p text:style-name="P14">maven clean Package</text:p>
      <text:p text:style-name="P14"/>
      <text:p text:style-name="P14">Build Docker Image</text:p>
      <text:p text:style-name="P14"/>
      <text:p text:style-name="P14">Push Docker Image</text:p>
      <text:p text:style-name="P14"/>
      <text:p text:style-name="P14">Deploy to Kubernetes</text:p>
      <text:p text:style-name="P14"/>
      <text:p text:style-name="P14"/>
      <text:p text:style-name="P14"/>
      <text:p text:style-name="P16"><text:span text:style-name="T9">node</text:span>{</text:p>
      <text:p text:style-name="P17"><text:span text:style-name="T9">    </text:span><text:span text:style-name="T18">stage('SCM</text:span><text:span text:style-name="T10"> </text:span><text:span text:style-name="T18">Checkout')</text:span><text:span text:style-name="T10"> </text:span><text:span text:style-name="T18">{</text:span></text:p>
      <text:p text:style-name="P17"><text:soft-page-break/><text:span text:style-name="T9">        </text:span><text:span text:style-name="T18">git</text:span><text:span text:style-name="T10"> </text:span><text:span text:style-name="T18">branch</text:span><text:span text:style-name="T13">:</text:span><text:span text:style-name="T10"> </text:span><text:span text:style-name="T18">'main'</text:span><text:span text:style-name="T13">,</text:span><text:span text:style-name="T10"> </text:span><text:span text:style-name="T18">credentialsId</text:span><text:span text:style-name="T13">:</text:span><text:span text:style-name="T10"> </text:span><text:span text:style-name="T18">'GIT_CREDENTIALS'</text:span><text:span text:style-name="T13">,</text:span><text:span text:style-name="T10"> </text:span><text:span text:style-name="T18">url</text:span><text:span text:style-name="T13">:</text:span><text:span text:style-name="T10"> </text:span><text:span text:style-name="T18">'https:</text:span><text:span text:style-name="T19">//github.com/amit873/Jenkins-Docker-Kubernetes-Project1.git'</text:span></text:p>
      <text:p text:style-name="P17"><text:span text:style-name="T9">    </text:span><text:span text:style-name="T13">}</text:span></text:p>
      <text:p text:style-name="P19">    </text:p>
      <text:p text:style-name="P17"><text:span text:style-name="T9">    </text:span><text:span text:style-name="T10">stage('Maven Clean Package') </text:span><text:span text:style-name="T13">{</text:span></text:p>
      <text:p text:style-name="P17"><text:span text:style-name="T9">      </text:span><text:span text:style-name="T18">def</text:span><text:span text:style-name="T10"> </text:span><text:span text:style-name="T18">mavenHome</text:span><text:span text:style-name="T10"> </text:span><text:span text:style-name="T18">=</text:span><text:span text:style-name="T10">  </text:span><text:span text:style-name="T18">tool</text:span><text:span text:style-name="T10"> </text:span><text:span text:style-name="T18">name</text:span><text:span text:style-name="T13">:</text:span><text:span text:style-name="T10"> </text:span><text:span text:style-name="T22">"Maven"</text:span><text:span text:style-name="T13">,</text:span><text:span text:style-name="T10"> </text:span><text:span text:style-name="T18">type</text:span><text:span text:style-name="T13">:</text:span><text:span text:style-name="T10"> </text:span><text:span text:style-name="T22">"maven"</text:span></text:p>
      <text:p text:style-name="P17"><text:span text:style-name="T9">      </text:span><text:span text:style-name="T18">def</text:span><text:span text:style-name="T10"> </text:span><text:span text:style-name="T18">mavenCMD</text:span><text:span text:style-name="T10"> </text:span><text:span text:style-name="T18">=</text:span><text:span text:style-name="T10"> </text:span><text:span text:style-name="T22">"${mavenHome}/bin/mvn"</text:span></text:p>
      <text:p text:style-name="P17"><text:span text:style-name="T9">      </text:span><text:span text:style-name="T18">sh</text:span><text:span text:style-name="T10"> </text:span><text:span text:style-name="T22">"${mavenCMD} clean package"</text:span></text:p>
      <text:p text:style-name="P17"><text:span text:style-name="T9">    </text:span><text:span text:style-name="T13">}</text:span></text:p>
      <text:p text:style-name="P19">    </text:p>
      <text:p text:style-name="P17"><text:span text:style-name="T9">    </text:span><text:span text:style-name="T10">stage('Build Docker Image')</text:span><text:span text:style-name="T13">{</text:span><text:span text:style-name="T10">        </text:span></text:p>
      <text:p text:style-name="P17"><text:span text:style-name="T9">        </text:span><text:span text:style-name="T18">sh</text:span><text:span text:style-name="T10"> </text:span><text:span text:style-name="T13">"</text:span><text:span text:style-name="T25">docker build -t ameintu/jenkins-docker-k8s-project:${env.BUILD_ID} .</text:span><text:span text:style-name="T13">"</text:span></text:p>
      <text:p text:style-name="P17"><text:span text:style-name="T9">    </text:span><text:span text:style-name="T13">}</text:span></text:p>
      <text:p text:style-name="P19">    </text:p>
      <text:p text:style-name="P17"><text:span text:style-name="T9">    </text:span><text:span text:style-name="T10">stage('Push Docker Image')</text:span><text:span text:style-name="T13">{</text:span></text:p>
      <text:p text:style-name="P17"><text:span text:style-name="T9">        </text:span><text:span text:style-name="T18">withCredentials([string(credentialsId</text:span><text:span text:style-name="T13">:</text:span><text:span text:style-name="T10"> </text:span><text:span text:style-name="T18">'DOCKER_HUB_CREDENTIALS'</text:span><text:span text:style-name="T13">,</text:span><text:span text:style-name="T10"> </text:span><text:span text:style-name="T18">variable</text:span><text:span text:style-name="T13">:</text:span><text:span text:style-name="T10"> </text:span><text:span text:style-name="T18">'DOCKER_HUB_CREDENTIALS')])</text:span><text:span text:style-name="T10"> </text:span><text:span text:style-name="T13">{</text:span></text:p>
      <text:p text:style-name="P17"><text:span text:style-name="T9">            </text:span><text:span text:style-name="T18">sh</text:span><text:span text:style-name="T10"> </text:span><text:span text:style-name="T13">"</text:span><text:span text:style-name="T25">docker login -u ameintu -p ${DOCKER_HUB_CREDENTIALS}</text:span><text:span text:style-name="T13">"</text:span></text:p>
      <text:p text:style-name="P17"><text:span text:style-name="T9">        </text:span><text:span text:style-name="T13">}</text:span></text:p>
      <text:p text:style-name="P17"><text:span text:style-name="T9">        </text:span><text:span text:style-name="T18">sh</text:span><text:span text:style-name="T10"> </text:span><text:span text:style-name="T22">"docker push ameintu/jenkins-docker-k8s-project:${env.BUILD_ID}"</text:span></text:p>
      <text:p text:style-name="P17"><text:span text:style-name="T9">    </text:span><text:span text:style-name="T13">}</text:span></text:p>
      <text:p text:style-name="P19">    </text:p>
      <text:p text:style-name="P17"><text:span text:style-name="T9">    </text:span><text:span text:style-name="T10">stage(</text:span><text:span text:style-name="T22">"Deploy Application in K8S Cluster"</text:span><text:span text:style-name="T10">)</text:span><text:span text:style-name="T13">{</text:span></text:p>
      <text:p text:style-name="P17"><text:span text:style-name="T9">        </text:span><text:span text:style-name="T18">kubernetesDeploy(</text:span></text:p>
      <text:p text:style-name="P17"><text:span text:style-name="T9">         </text:span><text:span text:style-name="T18">configs</text:span><text:span text:style-name="T13">:</text:span><text:span text:style-name="T10"> </text:span><text:span text:style-name="T18">'springBootMongo.yml'</text:span><text:span text:style-name="T13">,</text:span><text:span text:style-name="T10"> </text:span></text:p>
      <text:p text:style-name="P17"><text:span text:style-name="T9">         </text:span><text:span text:style-name="T18">kubeconfigId</text:span><text:span text:style-name="T13">:</text:span><text:span text:style-name="T10"> </text:span><text:span text:style-name="T18">'KUBERNATES_CLUSTER_CONFIG'</text:span><text:span text:style-name="T13">,</text:span></text:p>
      <text:p text:style-name="P17"><text:span text:style-name="T9">         </text:span><text:span text:style-name="T18">enableConfigSubstitution</text:span><text:span text:style-name="T13">:</text:span><text:span text:style-name="T10"> </text:span><text:span text:style-name="T22">true</text:span></text:p>
      <text:p text:style-name="P17"><text:span text:style-name="T9">        </text:span><text:span text:style-name="T18">)</text:span></text:p>
      <text:p text:style-name="P17"><text:span text:style-name="T9">    </text:span><text:span text:style-name="T13">}</text:span></text:p>
      <text:p text:style-name="P19">    </text:p>
      <text:p text:style-name="P17"><text:span text:style-name="T9">     </text:span><text:span text:style-name="T19">/**</text:span></text:p>
      <text:p text:style-name="P20">     <text:span text:style-name="T13">stage("Deploy To Kuberates Cluster"){</text:span></text:p>
      <text:p text:style-name="P20">        <text:span text:style-name="T13">sh "sed -i 's/tagversion/${env.BUILD_ID}/g' springBootMongo.yml"</text:span></text:p>
      <text:p text:style-name="P20">        <text:span text:style-name="T13">sh 'kubectl apply -f springBootMongo.yml'</text:span></text:p>
      <text:p text:style-name="P20">     <text:span text:style-name="T13">} **/</text:span></text:p>
      <text:p text:style-name="P19">    </text:p>
      <text:p text:style-name="P18">}</text:p>
      <text:p text:style-name="P22"/>
      <text:p text:style-name="P23"/>
      <text:p text:style-name="P23"><text:soft-page-break/></text:p>
      <text:p text:style-name="P28"><text:bookmark text:name="5083"/><text:span text:style-name="Strong_20_Emphasis"><text:span text:style-name="T5">Pre-requisite:</text:span></text:span></text:p>
      <text:p text:style-name="P27"><text:bookmark text:name="fa6d"/>1. Kubernetes Cluster</text:p>
      <text:p text:style-name="P27"><text:bookmark text:name="4e16"/>2. Kubernetes Client</text:p>
      <text:p text:style-name="P27"><text:bookmark text:name="74b5"/>3. Docker</text:p>
      <text:p text:style-name="P27"><text:bookmark text:name="0c4b"/>4. Jenkins Server</text:p>
      <text:p text:style-name="P27"><text:bookmark text:name="67b2"/>5. BitBucket Account</text:p>
      <text:p text:style-name="P27"><text:bookmark text:name="c53f"/>6. Git</text:p>
      <text:p text:style-name="P27"><text:bookmark text:name="0565"/>7. NodeJS</text:p>
      <text:p text:style-name="P23"/>
      <text:p text:style-name="P8"/>
      <text:p text:style-name="P27"><text:bookmark text:name="d492"/>Push Docker Image to Docker Hub using Jenkins.</text:p>
      <text:p text:style-name="P27"><text:bookmark text:name="ab0e"/>2. Generate SSH Key on Kubernetes Client.</text:p>
      <text:p text:style-name="P27"><text:bookmark text:name="9005"/>3. Configure SSH Key in Jenkins.</text:p>
      <text:p text:style-name="P27"><text:bookmark text:name="dc74"/>4. Create a Deployment file.</text:p>
      <text:p text:style-name="P27"><text:bookmark text:name="c696"/>5. Deploy Docker Image to Kubernetes Cluster Using Jenkinsfile</text:p>
      <text:p text:style-name="P27"><text:bookmark text:name="7e52"/>6. Test the Deployment Pipeline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charter" svg:font-family="charter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5:22:47.811000000</meta:creation-date>
    <dc:date>2022-08-25T20:04:25.281000000</dc:date>
    <meta:editing-duration>PT4H31M18S</meta:editing-duration>
    <meta:editing-cycles>14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97" meta:word-count="336" meta:character-count="2734" meta:non-whitespace-character-count="2263"/>
  </office:meta>
</office:document-meta>
</file>